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c8c8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65cm" svg:height="0.711cm" svg:x="11.822cm" svg:y="1.381cm">
          <text:p text:style-name="P1">tex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565cm" svg:height="0.711cm" svg:x="8.239cm" svg:y="3.54cm">
          <text:p text:style-name="P1">fron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565cm" svg:height="0.711cm" svg:x="11.822cm" svg:y="3.54cm">
          <text:p text:style-name="P1">body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565cm" svg:height="0.711cm" svg:x="15.402cm" svg:y="3.54cm">
          <text:p text:style-name="P1">back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565cm" svg:height="0.711cm" svg:x="8.239cm" svg:y="5.801cm">
          <text:p text:style-name="P1">div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565cm" svg:height="0.711cm" svg:x="15.402cm" svg:y="5.801cm">
          <text:p text:style-name="P1">div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565cm" svg:height="0.711cm" svg:x="11.822cm" svg:y="5.801cm">
          <text:p text:style-name="P1">div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565cm" svg:height="0.711cm" svg:x="7.325cm" svg:y="8.737cm">
          <text:p text:style-name="P1">head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041cm" svg:height="0.711cm" svg:x="11.154cm" svg:y="8.737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041cm" svg:height="0.711cm" svg:x="19.39cm" svg:y="8.737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041cm" svg:height="0.711cm" svg:x="13.905cm" svg:y="8.737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718cm" svg:height="1.093cm" svg:x="7.451cm" svg:y="11.454cm">
          <text:p text:style-name="P1">words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5" draw:id="id15" draw:layer="layout" svg:width="2.718cm" svg:height="1.093cm" svg:x="13.638cm" svg:y="11.429cm">
          <text:p text:style-name="P1">words..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4" draw:id="id14" draw:layer="layout" svg:width="1.473cm" svg:height="1.473cm" svg:x="10.938cm" svg:y="11.15cm">
          <text:p text:style-name="P1">p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1" draw:id="id11" draw:layer="layout" svg:width="1.473cm" svg:height="1.473cm" svg:x="16.432cm" svg:y="8.356cm">
          <text:p text:style-name="P1">p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3.104cm" svg:y1="2.092cm" svg:x2="9.521cm" svg:y2="3.54cm" draw:start-shape="id1" draw:start-glue-point="2" draw:end-shape="id2" draw:end-glue-point="0" svg:d="m13104 2092-3583 1448">
          <text:p/>
        </draw:connector>
        <draw:connector draw:style-name="gr3" draw:text-style-name="P1" draw:layer="layout" draw:type="line" svg:x1="13.104cm" svg:y1="2.092cm" svg:x2="13.104cm" svg:y2="3.54cm" draw:start-shape="id1" draw:start-glue-point="2" draw:end-shape="id3" svg:d="m13104 2092v1448">
          <text:p/>
        </draw:connector>
        <draw:connector draw:style-name="gr3" draw:text-style-name="P1" draw:layer="layout" draw:type="line" svg:x1="13.104cm" svg:y1="2.092cm" svg:x2="16.684cm" svg:y2="3.54cm" draw:start-shape="id1" draw:start-glue-point="2" draw:end-shape="id4" draw:end-glue-point="0" svg:d="m13104 2092 3580 1448">
          <text:p/>
        </draw:connector>
        <draw:connector draw:style-name="gr3" draw:text-style-name="P1" draw:layer="layout" draw:type="line" svg:x1="13.104cm" svg:y1="4.251cm" svg:x2="9.521cm" svg:y2="5.801cm" draw:start-shape="id3" draw:start-glue-point="2" draw:end-shape="id5" draw:end-glue-point="0" svg:d="m13104 4251-3583 1550">
          <text:p/>
        </draw:connector>
        <draw:connector draw:style-name="gr3" draw:text-style-name="P1" draw:layer="layout" draw:type="line" svg:x1="13.104cm" svg:y1="4.251cm" svg:x2="13.104cm" svg:y2="5.801cm" draw:start-shape="id3" draw:start-glue-point="2" draw:end-shape="id6" draw:end-glue-point="0" svg:d="m13104 4251v1550">
          <text:p/>
        </draw:connector>
        <draw:connector draw:style-name="gr3" draw:text-style-name="P1" draw:layer="layout" draw:type="line" svg:x1="13.104cm" svg:y1="4.251cm" svg:x2="16.684cm" svg:y2="5.801cm" draw:start-shape="id3" draw:start-glue-point="2" draw:end-shape="id7" draw:end-glue-point="0" svg:d="m13104 4251 3580 1550">
          <text:p/>
        </draw:connector>
        <draw:connector draw:style-name="gr3" draw:text-style-name="P1" draw:layer="layout" draw:type="line" svg:x1="13.104cm" svg:y1="6.512cm" svg:x2="8.607cm" svg:y2="8.737cm" draw:start-shape="id6" draw:start-glue-point="2" draw:end-shape="id8" draw:end-glue-point="0" svg:d="m13104 6512-4497 2225">
          <text:p/>
        </draw:connector>
        <draw:connector draw:style-name="gr3" draw:text-style-name="P1" draw:layer="layout" draw:type="line" svg:x1="13.104cm" svg:y1="6.512cm" svg:x2="11.674cm" svg:y2="8.737cm" draw:start-shape="id6" draw:start-glue-point="2" draw:end-shape="id9" draw:end-glue-point="0" svg:d="m13104 6512-1430 2225">
          <text:p/>
        </draw:connector>
        <draw:connector draw:style-name="gr3" draw:text-style-name="P1" draw:layer="layout" draw:type="line" svg:x1="13.104cm" svg:y1="6.512cm" svg:x2="14.425cm" svg:y2="8.737cm" draw:start-shape="id6" draw:start-glue-point="2" draw:end-shape="id10" draw:end-glue-point="0" svg:d="m13104 6512 1321 2225">
          <text:p/>
        </draw:connector>
        <draw:connector draw:style-name="gr3" draw:text-style-name="P1" draw:layer="layout" draw:type="line" svg:x1="13.104cm" svg:y1="6.512cm" svg:x2="17.169cm" svg:y2="8.356cm" draw:start-shape="id6" draw:start-glue-point="2" draw:end-shape="id11" draw:end-glue-point="4" svg:d="m13104 6512 4065 1844">
          <text:p/>
        </draw:connector>
        <draw:connector draw:style-name="gr3" draw:text-style-name="P1" draw:layer="layout" draw:type="line" svg:x1="13.104cm" svg:y1="6.512cm" svg:x2="19.91cm" svg:y2="8.737cm" draw:start-shape="id6" draw:start-glue-point="2" draw:end-shape="id12" draw:end-glue-point="0" svg:d="m13104 6512 6806 2225">
          <text:p/>
        </draw:connector>
        <draw:connector draw:style-name="gr3" draw:text-style-name="P1" draw:layer="layout" draw:type="line" svg:x1="11.674cm" svg:y1="9.448cm" svg:x2="8.81cm" svg:y2="11.454cm" draw:start-shape="id9" draw:start-glue-point="2" draw:end-shape="id13" draw:end-glue-point="4" svg:d="m11674 9448-2864 2006">
          <text:p/>
        </draw:connector>
        <draw:connector draw:style-name="gr3" draw:text-style-name="P1" draw:layer="layout" draw:type="line" svg:x1="11.674cm" svg:y1="9.448cm" svg:x2="11.675cm" svg:y2="11.15cm" draw:start-shape="id9" draw:start-glue-point="2" draw:end-shape="id14" draw:end-glue-point="4" svg:d="m11674 9448 1 1702">
          <text:p/>
        </draw:connector>
        <draw:connector draw:style-name="gr3" draw:text-style-name="P1" draw:layer="layout" draw:type="line" svg:x1="11.674cm" svg:y1="9.448cm" svg:x2="14.997cm" svg:y2="11.429cm" draw:start-shape="id9" draw:start-glue-point="2" draw:end-shape="id15" draw:end-glue-point="4" svg:d="m11674 9448 3323 1981">
          <text:p/>
        </draw:connector>
        <draw:custom-shape draw:style-name="gr4" draw:text-style-name="P1" draw:layer="layout" svg:width="5.563cm" svg:height="3.861cm" svg:x="11.642cm" svg:y="8.823cm">
          <text:p text:style-name="P1">pag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olmes </meta:initial-creator>
    <meta:creation-date>2012-11-07T14:30:58</meta:creation-date>
    <dc:date>2012-11-07T14:48:08</dc:date>
    <dc:creator>mholmes </dc:creator>
    <meta:editing-duration>PT2M34S</meta:editing-duration>
    <meta:editing-cycles>2</meta:editing-cycles>
    <meta:generator>LibreOffice/3.5$Linux_X86_64 LibreOffice_project/350m1$Build-2</meta:generator>
    <meta:document-statistic meta:object-count="30"/>
  </office:meta>
</office:document-meta>
</file>